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F000001FB000001D47B95DDAA.svm" manifest:media-type=""/>
  <manifest:file-entry manifest:full-path="Pictures/2000002400000675000001D7E04263ED.svm" manifest:media-type=""/>
  <manifest:file-entry manifest:full-path="Pictures/2000000F00000192000001D4E39C75A3.svm" manifest:media-type=""/>
  <manifest:file-entry manifest:full-path="Pictures/2000002B000006200000021456A5FAA3.svm" manifest:media-type=""/>
  <manifest:file-entry manifest:full-path="Pictures/2000002B00000619000002149950BC4A.svm" manifest:media-type=""/>
  <manifest:file-entry manifest:full-path="Pictures/200000160000027200000214D508535C.svm" manifest:media-type=""/>
  <manifest:file-entry manifest:full-path="Pictures/2000002400000735000001D412B5213F.svm" manifest:media-type=""/>
  <manifest:file-entry manifest:full-path="Pictures/20000016000002700000021445FBB008.svm" manifest:media-type=""/>
  <manifest:file-entry manifest:full-path="Pictures/200000160000026F000002143966519E.svm" manifest:media-type=""/>
  <manifest:file-entry manifest:full-path="Pictures/200000160000027200000214516411E5.svm" manifest:media-type=""/>
  <manifest:file-entry manifest:full-path="Pictures/200000160000027F000002144EDAB171.svm" manifest:media-type=""/>
  <manifest:file-entry manifest:full-path="Pictures/2000002B000006EA00000214C4AF2EA6.svm" manifest:media-type=""/>
  <manifest:file-entry manifest:full-path="Pictures/10000201000000820000009695B8D744.png" manifest:media-type="image/png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officeooo:rsid="00028145" officeooo:paragraph-rsid="00028145"/>
    </style:style>
    <style:style style:name="P11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12" style:family="paragraph" style:parent-style-name="Standard">
      <style:text-properties style:font-name="sans-serif" fo:font-size="12pt" officeooo:rsid="000511a6" officeooo:paragraph-rsid="00283ced" style:font-size-asian="12pt" style:font-size-complex="12pt"/>
    </style:style>
    <style:style style:name="P13" style:family="paragraph" style:parent-style-name="Standard">
      <style:text-properties style:font-name="sans-serif" fo:font-size="12pt" officeooo:rsid="0018fa44" officeooo:paragraph-rsid="001e3a6b" style:font-size-asian="12pt" style:font-size-complex="12pt"/>
    </style:style>
    <style:style style:name="P14" style:family="paragraph" style:parent-style-name="Standard">
      <style:text-properties style:font-name="sans-serif" fo:font-size="12pt" officeooo:rsid="001e4445" officeooo:paragraph-rsid="001e4445" style:font-size-asian="12pt" style:font-size-complex="12pt"/>
    </style:style>
    <style:style style:name="P15" style:family="paragraph" style:parent-style-name="Standard">
      <style:text-properties style:font-name="sans-serif" fo:font-size="12pt" officeooo:rsid="00268401" officeooo:paragraph-rsid="001e3a6b" style:font-size-asian="12pt" style:font-size-complex="12pt"/>
    </style:style>
    <style:style style:name="P16" style:family="paragraph" style:parent-style-name="Standard">
      <style:text-properties style:font-name="sans-serif" fo:font-size="12pt" officeooo:rsid="00281c94" officeooo:paragraph-rsid="00281c94" style:font-size-asian="12pt" style:font-size-complex="12pt"/>
    </style:style>
    <style:style style:name="P17" style:family="paragraph" style:parent-style-name="Standard">
      <style:text-properties officeooo:rsid="000511a6" officeooo:paragraph-rsid="000511a6"/>
    </style:style>
    <style:style style:name="P18" style:family="paragraph" style:parent-style-name="Standard">
      <style:text-properties officeooo:rsid="00182c4e" officeooo:paragraph-rsid="00182c4e"/>
    </style:style>
    <style:style style:name="P19" style:family="paragraph" style:parent-style-name="Standard">
      <style:text-properties officeooo:rsid="00182c4e" officeooo:paragraph-rsid="00197878"/>
    </style:style>
    <style:style style:name="P20" style:family="paragraph" style:parent-style-name="Standard">
      <style:text-properties officeooo:rsid="00182c4e" officeooo:paragraph-rsid="001e3a6b"/>
    </style:style>
    <style:style style:name="P21" style:family="paragraph" style:parent-style-name="Standard">
      <style:text-properties officeooo:rsid="00182c4e" officeooo:paragraph-rsid="000511a6"/>
    </style:style>
    <style:style style:name="P22" style:family="paragraph" style:parent-style-name="Standard">
      <style:text-properties officeooo:rsid="0018fa44" officeooo:paragraph-rsid="0018fa44"/>
    </style:style>
    <style:style style:name="P23" style:family="paragraph" style:parent-style-name="Standard">
      <style:text-properties officeooo:rsid="0018fa44" officeooo:paragraph-rsid="00197878"/>
    </style:style>
    <style:style style:name="P24" style:family="paragraph" style:parent-style-name="Standard">
      <style:text-properties officeooo:rsid="0018fa44" officeooo:paragraph-rsid="00255c07"/>
    </style:style>
    <style:style style:name="P25" style:family="paragraph" style:parent-style-name="Standard">
      <style:text-properties officeooo:rsid="001e3a6b" officeooo:paragraph-rsid="001e3a6b"/>
    </style:style>
    <style:style style:name="P26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27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28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29" style:family="paragraph" style:parent-style-name="Standard">
      <style:paragraph-properties fo:break-before="page"/>
      <style:text-properties officeooo:rsid="00182c4e" officeooo:paragraph-rsid="00197878"/>
    </style:style>
    <style:style style:name="P30" style:family="paragraph" style:parent-style-name="Standard">
      <style:paragraph-properties fo:break-before="page"/>
      <style:text-properties officeooo:rsid="00182c4e" officeooo:paragraph-rsid="001e3a6b"/>
    </style:style>
    <style:style style:name="P31" style:family="paragraph" style:parent-style-name="Standard">
      <style:paragraph-properties fo:break-before="page"/>
      <style:text-properties style:font-name="sans-serif" fo:font-size="12pt" officeooo:rsid="00182c4e" officeooo:paragraph-rsid="001e4445" style:font-size-asian="12pt" style:font-size-complex="12pt"/>
    </style:style>
    <style:style style:name="P32" style:family="paragraph" style:parent-style-name="Standard" style:list-style-name="L16">
      <style:text-properties style:font-name="sans-serif" fo:font-size="12pt" officeooo:rsid="001e4445" officeooo:paragraph-rsid="001e4445" style:font-size-asian="12pt" style:font-size-complex="12pt"/>
    </style:style>
    <style:style style:name="P33" style:family="paragraph" style:parent-style-name="Standard" style:list-style-name="L16">
      <style:text-properties style:font-name="sans-serif" fo:font-size="12pt" fo:font-style="italic" officeooo:rsid="00283ced" officeooo:paragraph-rsid="001e4445" style:font-size-asian="12pt" style:font-style-asian="italic" style:font-size-complex="12pt" style:font-style-complex="italic"/>
    </style:style>
    <style:style style:name="P34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5" style:family="paragraph">
      <style:paragraph-properties fo:text-align="start"/>
      <style:text-properties fo:font-size="18pt"/>
    </style:style>
    <style:style style:name="P36" style:family="paragraph">
      <style:paragraph-properties fo:margin-left="0in" fo:margin-right="0in" fo:margin-top="0in" fo:margin-bottom="0in" fo:line-height="0.1665in" fo:text-align="start" fo:text-indent="0in"/>
    </style:style>
    <style:style style:name="P37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left="0in" fo:margin-right="0in" fo:margin-top="0in" fo:margin-bottom="0in" fo:line-height="100%" fo:text-indent="0in"/>
    </style:style>
    <style:style style:name="P39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text-align="center"/>
    </style:style>
    <style:style style:name="P41" style:family="paragraph">
      <style:paragraph-properties fo:margin-left="0in" fo:margin-right="0in" fo:margin-top="0in" fo:margin-bottom="0in" fo:line-height="100%" fo:text-align="center" fo:text-indent="0in"/>
    </style:style>
    <style:style style:name="P42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font-name="Tahoma" fo:font-size="13pt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24dca1"/>
    </style:style>
    <style:style style:name="T7" style:family="text">
      <style:text-properties style:font-name="sans-serif" fo:font-size="12pt" style:font-size-asian="12pt" style:font-size-complex="12pt"/>
    </style:style>
    <style:style style:name="T8" style:family="text">
      <style:text-properties style:font-name="sans-serif" fo:font-size="12pt" officeooo:rsid="00028145" style:font-size-asian="12pt" style:font-size-complex="12pt"/>
    </style:style>
    <style:style style:name="T9" style:family="text">
      <style:text-properties style:font-name="sans-serif" fo:font-size="12pt" officeooo:rsid="000511a6" style:font-size-asian="12pt" style:font-size-complex="12pt"/>
    </style:style>
    <style:style style:name="T10" style:family="text">
      <style:text-properties style:font-name="sans-serif" fo:font-size="12pt" officeooo:rsid="00197878" style:font-size-asian="12pt" style:font-size-complex="12pt"/>
    </style:style>
    <style:style style:name="T11" style:family="text">
      <style:text-properties style:font-name="sans-serif" fo:font-size="12pt" officeooo:rsid="001e3a6b" style:font-size-asian="12pt" style:font-size-complex="12pt"/>
    </style:style>
    <style:style style:name="T12" style:family="text">
      <style:text-properties style:font-name="sans-serif" fo:font-size="12pt" officeooo:rsid="001e4445" style:font-size-asian="12pt" style:font-size-complex="12pt"/>
    </style:style>
    <style:style style:name="T13" style:family="text">
      <style:text-properties officeooo:rsid="00077c5e"/>
    </style:style>
    <style:style style:name="T14" style:family="text">
      <style:text-properties officeooo:rsid="001c09de"/>
    </style:style>
    <style:style style:name="T15" style:family="text">
      <style:text-properties officeooo:rsid="001e3a6b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cc175" style:font-weight-asian="bold" style:font-weight-complex="bold"/>
    </style:style>
    <style:style style:name="T18" style:family="text">
      <style:text-properties fo:font-weight="bold" officeooo:rsid="001e3a6b" style:font-weight-asian="bold" style:font-weight-complex="bold"/>
    </style:style>
    <style:style style:name="T19" style:family="text">
      <style:text-properties officeooo:rsid="001fc84c"/>
    </style:style>
    <style:style style:name="T20" style:family="text">
      <style:text-properties officeooo:rsid="00268401"/>
    </style:style>
    <style:style style:name="T21" style:family="text">
      <style:text-properties officeooo:rsid="00283ced"/>
    </style:style>
    <style:style style:name="T22" style:family="text">
      <style:text-properties officeooo:rsid="002d53c5"/>
    </style:style>
    <style:style style:name="T23" style:family="text">
      <style:text-properties officeooo:rsid="002ef355"/>
    </style:style>
    <style:style style:name="T24" style:family="text">
      <style:text-properties officeooo:rsid="002f0245"/>
    </style:style>
    <style:style style:name="T25" style:family="text">
      <style:text-properties style:use-window-font-color="true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8in" fo:min-width="0.394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84in" fo:min-width="0.393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92in" fo:min-width="0.393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92in" fo:min-width="0.394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0992in" fo:min-width="0.393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84in" fo:min-width="0.392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92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8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 style:list-style-name="L17">
      <style:graphic-properties draw:stroke="solid" svg:stroke-width="0.0398in" svg:stroke-color="#0000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20" style:family="graphic" style:list-style-name="L1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 style:list-style-name="L1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2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 style:list-style-name="L2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2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2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 style:list-style-name="L2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 style:list-style-name="L2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2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008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2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 style:list-style-name="L2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 style:list-style-name="L2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1811in" fo:min-width="0.083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 style:list-style-name="L30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 style:list-style-name="L31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4" style:family="graphic" style:list-style-name="L32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5" style:family="graphic" style:list-style-name="L33">
      <style:graphic-properties draw:stroke="solid" svg:stroke-width="0.0398in" svg:stroke-color="#0000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36" style:family="graphic" style:list-style-name="L3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 style:list-style-name="L3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 style:list-style-name="L36">
      <style:graphic-properties draw:stroke="solid" svg:stroke-width="0.0398in" svg:stroke-color="#0000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39" style:family="graphic" style:list-style-name="L3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 style:list-style-name="L3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 style:list-style-name="L39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 style:list-style-name="L40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3" style:family="graphic" style:list-style-name="L4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4" style:family="graphic" style:list-style-name="L42">
      <style:graphic-properties draw:stroke="solid" svg:stroke-width="0.0398in" svg:stroke-color="#0000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45" style:family="graphic" style:list-style-name="L43">
      <style:graphic-properties draw:stroke="solid" svg:stroke-width="0.0398in" svg:stroke-color="#0000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46" style:family="graphic" style:list-style-name="L4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1811in" fo:min-width="0.083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 style:list-style-name="L45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 style:list-style-name="L4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73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 style:list-style-name="L47">
      <style:graphic-properties draw:stroke="solid" svg:stroke-width="0.0398in" svg:stroke-color="#0000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50" style:family="graphic" style:list-style-name="L48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Nom del alumne/a: <text:s text:c="7"/></text:p>
      <text:p text:style-name="P26"><draw:custom-shape text:anchor-type="paragraph" draw:z-index="10" draw:name="Image1" draw:style-name="gr2" draw:text-style-name="P35" svg:width="0.948in" svg:height="0.437in" svg:x="5.8335in" svg:y="0.0693in"><text:p text:style-name="P36"><text:span text:style-name="T25"/></text:p><text:p text:style-name="P36"><text:span text:style-name="T2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35" svg:width="0.948in" svg:height="0.437in" svg:x="4.6957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35" svg:width="0.948in" svg:height="0.437in" svg:x="4.722in" svg:y="0.0693in"><text:p text:style-name="P36"><text:span text:style-name="T25"/></text:p><text:p text:style-name="P36"><text:span text:style-name="T2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7">Qualificació: <text:s text:c="6"/></text:p>
      <text:p text:style-name="P27"><text:s text:c="70"/></text:p>
      <text:p text:style-name="P26"/>
      <text:p text:style-name="P3"><draw:custom-shape text:anchor-type="paragraph" draw:z-index="0" draw:name="Image4" draw:style-name="gr1" draw:text-style-name="P35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8">Criteris de qualificació:</text:p>
      <text:p text:style-name="P28">Temps: <text:span text:style-name="T6">100 min</text:span></text:p>
      <text:p text:style-name="P28">Observacions: <text:span text:style-name="T13">Nombres sense unitat resten 1 punt</text:span></text:p>
      <text:p text:style-name="P9"/>
      <text:p text:style-name="P9"><text:tab/></text:p>
      <text:p text:style-name="P8"/>
      <text:p text:style-name="P10"><text:span text:style-name="T16">Exercici 1:</text:span><text:tab/><text:tab/><text:tab/><text:tab/><text:tab/><text:tab/><text:tab/><text:tab/><text:tab/><text:tab/><text:tab/><text:tab/><text:tab/><text:tab/><text:tab/><text:tab/><text:span text:style-name="T15">3p</text:span></text:p>
      <text:p text:style-name="P23">Calcula tensions, corrents i potències en les resistències.</text:p>
      <text:p text:style-name="P22"><draw:frame draw:style-name="fr2" draw:name="Object1" text:anchor-type="as-char" svg:y="-0.1484in" svg:width="0.6126in" svg:height="0.2098in" draw:z-index="13"><draw:object xlink:href="./Object 1" xlink:type="simple" xlink:show="embed" xlink:actuate="onLoad"/><draw:image xlink:href="./ObjectReplacements/Object 1" xlink:type="simple" xlink:show="embed" xlink:actuate="onLoad"/></draw:frame>… <draw:frame draw:style-name="fr2" draw:name="Object2" text:anchor-type="as-char" svg:y="-0.1484in" svg:width="0.6193in" svg:height="0.2098in" draw:z-index="14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8"><draw:g text:anchor-type="paragraph" draw:z-index="11" draw:style-name="gr4"><draw:line draw:style-name="gr5" draw:text-style-name="P37" svg:x1="0.9417in" svg:y1="2.0366in" svg:x2="1.3354in" svg:y2="2.0366in"><text:p/></draw:line><draw:line draw:style-name="gr5" draw:text-style-name="P37" svg:x1="1.0402in" svg:y1="2.1941in" svg:x2="1.237in" svg:y2="2.1941in"><text:p/></draw:line><draw:line draw:style-name="gr5" draw:text-style-name="P37" svg:x1="1.1386in" svg:y1="2.0366in" svg:x2="1.1394in" svg:y2="0.3701in"><text:p/></draw:line><draw:line draw:style-name="gr5" draw:text-style-name="P37" svg:x1="1.1386in" svg:y1="2.9815in" svg:x2="1.1386in" svg:y2="2.1941in"><text:p/></draw:line><draw:line draw:style-name="gr5" draw:text-style-name="P37" svg:x1="1.1386in" svg:y1="2.9677in" svg:x2="4.0764in" svg:y2="2.976in"><text:p/></draw:line><draw:line draw:style-name="gr5" draw:text-style-name="P37" svg:x1="2.3598in" svg:y1="2.2205in" svg:x2="2.3441in" svg:y2="0.85in"><text:p/></draw:line><draw:line draw:style-name="gr5" draw:text-style-name="P37" svg:x1="2.3441in" svg:y1="0.8484in" svg:x2="2.5409in" svg:y2="0.8484in"><text:p/></draw:line><draw:line draw:style-name="gr5" draw:text-style-name="P37" svg:x1="2.3441in" svg:y1="2.2272in" svg:x2="2.5409in" svg:y2="2.2272in"><text:p/></draw:line><draw:line draw:style-name="gr5" draw:text-style-name="P37" svg:x1="3.1299in" svg:y1="2.2272in" svg:x2="3.3268in" svg:y2="2.2272in"><text:p/></draw:line><draw:line draw:style-name="gr5" draw:text-style-name="P37" svg:x1="3.1299in" svg:y1="0.8484in" svg:x2="3.3268in" svg:y2="0.8484in"><text:p/></draw:line><draw:line draw:style-name="gr5" draw:text-style-name="P37" svg:x1="4.0764in" svg:y1="2.9768in" svg:x2="4.0764in" svg:y2="0.3783in"><text:p/></draw:line><draw:custom-shape draw:style-name="gr6" draw:text-style-name="P37" svg:width="0.5925in" svg:height="0.1969in" svg:x="3.3043in" svg:y="0.7374in"><text:p/><draw:enhanced-geometry svg:viewBox="0 0 21600 21600" draw:type="rectangle" draw:enhanced-path="M 0 0 L 21600 0 21600 21600 0 21600 0 0 Z N"/></draw:custom-shape><draw:custom-shape draw:style-name="gr7" draw:text-style-name="P37" svg:width="0.5913in" svg:height="0.1976in" svg:x="2.5409in" svg:y="0.7311in"><text:p/><draw:enhanced-geometry svg:viewBox="0 0 21600 21600" draw:type="rectangle" draw:enhanced-path="M 0 0 L 21600 0 21600 21600 0 21600 0 0 Z N"/></draw:custom-shape><draw:custom-shape draw:style-name="gr8" draw:text-style-name="P37" svg:width="0.5913in" svg:height="0.198in" svg:x="2.5409in" svg:y="2.1091in"><text:p/><draw:enhanced-geometry svg:viewBox="0 0 21600 21600" draw:type="rectangle" draw:enhanced-path="M 0 0 L 21600 0 21600 21600 0 21600 0 0 Z N"/></draw:custom-shape><draw:frame draw:style-name="gr9" draw:text-style-name="P39" svg:width="0.5516in" svg:height="0.3248in" svg:x="2.9528in" svg:y="2.6366in"><draw:text-box><text:p text:style-name="P38"><text:span text:style-name="T26">R1</text:span></text:p></draw:text-box></draw:frame><draw:frame draw:style-name="gr10" draw:text-style-name="P39" svg:width="0.5516in" svg:height="0.324in" svg:x="3.3854in" svg:y="0.4717in"><draw:text-box><text:p text:style-name="P38"><text:span text:style-name="T26">R5</text:span></text:p></draw:text-box></draw:frame><draw:frame draw:style-name="gr9" draw:text-style-name="P39" svg:width="0.5516in" svg:height="0.3248in" svg:x="2.6228in" svg:y="0.4654in"><draw:text-box><text:p text:style-name="P38"><text:span text:style-name="T26">R2</text:span></text:p></draw:text-box></draw:frame><draw:frame draw:style-name="gr9" draw:text-style-name="P39" svg:width="0.5516in" svg:height="0.3248in" svg:x="2.6228in" svg:y="1.8425in"><draw:text-box><text:p text:style-name="P38"><text:span text:style-name="T26">R3</text:span></text:p></draw:text-box></draw:frame><draw:frame draw:style-name="gr9" draw:text-style-name="P39" svg:width="1.0634in" svg:height="0.3248in" svg:x="0in" svg:y="1.9673in"><draw:text-box><text:p text:style-name="P38"><text:span text:style-name="T26">E = 18 V</text:span></text:p></draw:text-box></draw:frame><draw:line draw:style-name="gr11" draw:text-style-name="P37" svg:x1="1.0055in" svg:y1="1.8343in" svg:x2="1.0055in" svg:y2="1.3224in"><text:p/></draw:line><draw:frame draw:style-name="gr9" draw:text-style-name="P39" svg:width="0.2776in" svg:height="0.3248in" svg:x="0.7299in" svg:y="1.4563in"><draw:text-box><text:p text:style-name="P38"><text:span text:style-name="T26">I</text:span></text:p></draw:text-box></draw:frame><draw:custom-shape draw:style-name="gr12" draw:text-style-name="P37" svg:width="0.5925in" svg:height="0.198in" svg:x="3.3043in" svg:y="2.1154in"><text:p/><draw:enhanced-geometry svg:viewBox="0 0 21600 21600" draw:type="rectangle" draw:enhanced-path="M 0 0 L 21600 0 21600 21600 0 21600 0 0 Z N"/></draw:custom-shape><draw:frame draw:style-name="gr9" draw:text-style-name="P39" svg:width="0.5516in" svg:height="0.3248in" svg:x="3.3854in" svg:y="1.85in"><draw:text-box><text:p text:style-name="P38"><text:span text:style-name="T26">R6</text:span></text:p></draw:text-box></draw:frame><draw:custom-shape draw:style-name="gr6" draw:text-style-name="P37" svg:width="0.5921in" svg:height="0.1969in" svg:x="2.9102in" svg:y="0.2661in"><text:p/><draw:enhanced-geometry svg:viewBox="0 0 21600 21600" draw:type="rectangle" draw:enhanced-path="M 0 0 L 21600 0 21600 21600 0 21600 0 0 Z N"/></draw:custom-shape><draw:frame draw:style-name="gr9" draw:text-style-name="P39" svg:width="0.5516in" svg:height="0.3248in" svg:x="2.9917in" svg:y="0in"><draw:text-box><text:p text:style-name="P38"><text:span text:style-name="T26">R4</text:span></text:p></draw:text-box></draw:frame><draw:line draw:style-name="gr5" draw:text-style-name="P37" svg:x1="3.8795in" svg:y1="0.8484in" svg:x2="4.0764in" svg:y2="0.8484in"><text:p/></draw:line><draw:line draw:style-name="gr5" draw:text-style-name="P37" svg:x1="3.8795in" svg:y1="2.2272in" svg:x2="4.0764in" svg:y2="2.2272in"><text:p/></draw:line><draw:line draw:style-name="gr5" draw:text-style-name="P37" svg:x1="3.4858in" svg:y1="0.3728in" svg:x2="4.0528in" svg:y2="0.3728in"><text:p/></draw:line><draw:line draw:style-name="gr5" draw:text-style-name="P37" svg:x1="2.3449in" svg:y1="0.8508in" svg:x2="2.3449in" svg:y2="0.3783in"><text:p/></draw:line><draw:line draw:style-name="gr5" draw:text-style-name="P37" svg:x1="1.1394in" svg:y1="0.3701in" svg:x2="2.911in" svg:y2="0.3736in"><text:p/></draw:line><draw:custom-shape draw:style-name="gr13" draw:text-style-name="P37" svg:width="0.5913in" svg:height="0.198in" svg:x="2.9102in" svg:y="2.902in"><text:p/><draw:enhanced-geometry svg:viewBox="0 0 21600 21600" draw:type="rectangle" draw:enhanced-path="M 0 0 L 21600 0 21600 21600 0 21600 0 0 Z N"/></draw:custom-shape></draw:g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29"><text:span text:style-name="T16">Exercici </text:span><text:span text:style-name="T17">2</text:span><text:span text:style-name="T16">:</text:span><text:span text:style-name="T8"><text:tab/><text:tab/><text:tab/><text:tab/><text:tab/><text:tab/><text:tab/><text:tab/><text:tab/><text:tab/><text:tab/><text:tab/><text:tab/><text:tab/><text:tab/><text:tab/></text:span><text:span text:style-name="T10">3</text:span><text:span text:style-name="T9"> p</text:span></text:p>
      <text:p text:style-name="P24"><text:span text:style-name="T14">Indica la matriu per a calcular els corrents </text:span><text:span text:style-name="T14"><draw:frame draw:style-name="fr2" draw:name="Object9" text:anchor-type="as-char" svg:y="-0.1484in" svg:width="0.2118in" svg:height="0.2098in" draw:z-index="15"><draw:object xlink:href="./Object 9" xlink:type="simple" xlink:show="embed" xlink:actuate="onLoad"/><draw:image xlink:href="./ObjectReplacements/Object 9" xlink:type="simple" xlink:show="embed" xlink:actuate="onLoad"/></draw:frame></text:span><text:span text:style-name="T14">,</text:span><text:span text:style-name="T14"><draw:frame draw:style-name="fr2" draw:name="Object10" text:anchor-type="as-char" svg:y="-0.1484in" svg:width="0.2118in" svg:height="0.2098in" draw:z-index="16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4">,</text:span><text:span text:style-name="T14"><draw:frame draw:style-name="fr2" draw:name="Object11" text:anchor-type="as-char" svg:y="-0.1484in" svg:width="0.2083in" svg:height="0.2098in" draw:z-index="17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4">,</text:span><text:span text:style-name="T14"><draw:frame draw:style-name="fr2" draw:name="Object5" text:anchor-type="as-char" svg:y="-0.1484in" svg:width="0.2154in" svg:height="0.2098in" draw:z-index="18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4">,</text:span><text:span text:style-name="T14"><draw:frame draw:style-name="fr2" draw:name="Object6" text:anchor-type="as-char" svg:y="-0.1484in" svg:width="0.2075in" svg:height="0.2098in" draw:z-index="19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4">,</text:span><text:span text:style-name="T14"><draw:frame draw:style-name="fr2" draw:name="Object20" text:anchor-type="as-char" svg:y="-0.1484in" svg:width="0.2071in" svg:height="0.2098in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4"> <text:s/></text:span>.</text:p>
      <text:p text:style-name="P22"><draw:frame draw:style-name="fr2" draw:name="Object3" text:anchor-type="as-char" svg:y="-0.1484in" svg:width="0.6118in" svg:height="0.2098in" draw:z-index="8"><draw:object xlink:href="./Object 3" xlink:type="simple" xlink:show="embed" xlink:actuate="onLoad"/><draw:image xlink:href="./ObjectReplacements/Object 3" xlink:type="simple" xlink:show="embed" xlink:actuate="onLoad"/><svg:desc>formula</svg:desc></draw:frame>… <draw:frame draw:style-name="fr2" draw:name="Object4" text:anchor-type="as-char" svg:y="-0.1484in" svg:width="0.6161in" svg:height="0.2098in" draw:z-index="9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2"/>
      <text:p text:style-name="P22"/>
      <text:p text:style-name="P22"><draw:g text:anchor-type="paragraph" draw:z-index="12" draw:style-name="gr4"><draw:line draw:style-name="gr5" draw:text-style-name="P37" svg:x1="0.7878in" svg:y1="2.7732in" svg:x2="1.1815in" svg:y2="2.7732in"><text:p/></draw:line><draw:line draw:style-name="gr5" draw:text-style-name="P37" svg:x1="0.8866in" svg:y1="2.9319in" svg:x2="1.0835in" svg:y2="2.9319in"><text:p/></draw:line><draw:line draw:style-name="gr5" draw:text-style-name="P37" svg:x1="0.9736in" svg:y1="2.7661in" svg:x2="0.9764in" svg:y2="1.7909in"><text:p/></draw:line><draw:line draw:style-name="gr5" draw:text-style-name="P37" svg:x1="0.9772in" svg:y1="3.5169in" svg:x2="0.9772in" svg:y2="2.9319in"><text:p/></draw:line><draw:line draw:style-name="gr5" draw:text-style-name="P37" svg:x1="0.9846in" svg:y1="1.7909in" svg:x2="1.3783in" svg:y2="1.7909in"><text:p/></draw:line><draw:line draw:style-name="gr5" draw:text-style-name="P37" svg:x1="0.9846in" svg:y1="3.5083in" svg:x2="4.7539in" svg:y2="3.513in"><text:p/></draw:line><draw:custom-shape draw:style-name="gr14" draw:text-style-name="P37" svg:width="0.5906in" svg:height="0.198in" svg:x="1.3791in" svg:y="1.7106in"><text:p/><draw:enhanced-geometry svg:viewBox="0 0 21600 21600" draw:type="rectangle" draw:enhanced-path="M 0 0 L 21600 0 21600 21600 0 21600 0 0 Z N"/></draw:custom-shape><draw:line draw:style-name="gr5" draw:text-style-name="P37" svg:x1="1.9933in" svg:y1="1.7846in" svg:x2="2.1902in" svg:y2="1.7846in"><text:p/></draw:line><draw:line draw:style-name="gr5" draw:text-style-name="P37" svg:x1="2.1902in" svg:y1="2.1764in" svg:x2="2.1949in" svg:y2="0.4028in"><text:p/></draw:line><draw:line draw:style-name="gr5" draw:text-style-name="P37" svg:x1="2.1902in" svg:y1="0.4055in" svg:x2="2.387in" svg:y2="0.4055in"><text:p/></draw:line><draw:line draw:style-name="gr5" draw:text-style-name="P37" svg:x1="2.1902in" svg:y1="2.1768in" svg:x2="2.387in" svg:y2="2.1768in"><text:p/></draw:line><draw:line draw:style-name="gr5" draw:text-style-name="P37" svg:x1="2.9823in" svg:y1="0.4028in" svg:x2="3.9996in" svg:y2="0.4047in"><text:p/></draw:line><draw:line draw:style-name="gr5" draw:text-style-name="P37" svg:x1="4.7539in" svg:y1="3.513in" svg:x2="4.7492in" svg:y2="1.8236in"><text:p/></draw:line><draw:custom-shape draw:style-name="gr14" draw:text-style-name="P37" svg:width="0.5913in" svg:height="0.198in" svg:x="3.9776in" svg:y="0.2933in"><text:p/><draw:enhanced-geometry svg:viewBox="0 0 21600 21600" draw:type="rectangle" draw:enhanced-path="M 0 0 L 21600 0 21600 21600 0 21600 0 0 Z N"/></draw:custom-shape><draw:custom-shape draw:style-name="gr15" draw:text-style-name="P37" svg:width="0.5925in" svg:height="0.198in" svg:x="2.3866in" svg:y="0.287in"><text:p/><draw:enhanced-geometry svg:viewBox="0 0 21600 21600" draw:type="rectangle" draw:enhanced-path="M 0 0 L 21600 0 21600 21600 0 21600 0 0 Z N"/></draw:custom-shape><draw:custom-shape draw:style-name="gr16" draw:text-style-name="P37" svg:width="0.5925in" svg:height="0.1996in" svg:x="2.3866in" svg:y="2.0583in"><text:p/><draw:enhanced-geometry svg:viewBox="0 0 21600 21600" draw:type="rectangle" draw:enhanced-path="M 0 0 L 21600 0 21600 21600 0 21600 0 0 Z N"/></draw:custom-shape><draw:custom-shape draw:style-name="gr14" draw:text-style-name="P37" svg:width="0.5913in" svg:height="0.1976in" svg:x="3.9776in" svg:y="2.0661in"><text:p/><draw:enhanced-geometry svg:viewBox="0 0 21600 21600" draw:type="rectangle" draw:enhanced-path="M 0 0 L 21600 0 21600 21600 0 21600 0 0 Z N"/></draw:custom-shape><draw:line draw:style-name="gr5" draw:text-style-name="P37" svg:x1="4.5524in" svg:y1="0.4055in" svg:x2="4.7492in" svg:y2="0.4055in"><text:p/></draw:line><draw:line draw:style-name="gr5" draw:text-style-name="P37" svg:x1="4.5524in" svg:y1="2.1764in" svg:x2="4.7492in" svg:y2="2.1764in"><text:p/></draw:line><draw:line draw:style-name="gr5" draw:text-style-name="P37" svg:x1="4.5673in" svg:y1="1.6709in" svg:x2="4.961in" svg:y2="1.6709in"><text:p/></draw:line><draw:line draw:style-name="gr5" draw:text-style-name="P37" svg:x1="4.6654in" svg:y1="1.8291in" svg:x2="4.8622in" svg:y2="1.8291in"><text:p/></draw:line><draw:line draw:style-name="gr5" draw:text-style-name="P37" svg:x1="4.7492in" svg:y1="1.6661in" svg:x2="4.7492in" svg:y2="0.4063in"><text:p/></draw:line><draw:line draw:style-name="gr5" draw:text-style-name="P37" svg:x1="2.9823in" svg:y1="2.1748in" svg:x2="3.9996in" svg:y2="2.1768in"><text:p/></draw:line><draw:line draw:style-name="gr5" draw:text-style-name="P37" svg:x1="3.4547in" svg:y1="1.1508in" svg:x2="3.45in" svg:y2="0.4063in"><text:p/></draw:line><draw:line draw:style-name="gr5" draw:text-style-name="P37" svg:x1="3.2681in" svg:y1="1.1594in" svg:x2="3.6618in" svg:y2="1.1594in"><text:p/></draw:line><draw:line draw:style-name="gr5" draw:text-style-name="P37" svg:x1="3.3654in" svg:y1="1.3177in" svg:x2="3.5622in" svg:y2="1.3177in"><text:p/></draw:line><draw:line draw:style-name="gr5" draw:text-style-name="P37" svg:x1="3.4547in" svg:y1="2.1748in" svg:x2="3.4547in" svg:y2="1.3083in"><text:p/></draw:line><draw:frame draw:style-name="gr17" draw:text-style-name="P40" svg:width="0.7043in" svg:height="0.213in" svg:x="1.2508in" svg:y="2.7634in"><draw:image xlink:href="Pictures/2000002B000006EA00000214C4AF2EA6.svm" xlink:type="simple" xlink:show="embed" xlink:actuate="onLoad"><text:p/></draw:image></draw:frame><draw:frame draw:style-name="gr17" draw:text-style-name="P40" svg:width="0.2469in" svg:height="0.2122in" svg:x="1.552in" svg:y="1.4965in"><draw:image xlink:href="Pictures/200000160000026F000002143966519E.svm" xlink:type="simple" xlink:show="embed" xlink:actuate="onLoad"><text:p/></draw:image></draw:frame><draw:frame draw:style-name="gr17" draw:text-style-name="P40" svg:width="0.248in" svg:height="0.213in" svg:x="2.5764in" svg:y="0.0008in"><draw:image xlink:href="Pictures/20000016000002700000021445FBB008.svm" xlink:type="simple" xlink:show="embed" xlink:actuate="onLoad"><text:p/></draw:image></draw:frame><draw:frame draw:style-name="gr17" draw:text-style-name="P40" svg:width="0.2551in" svg:height="0.2122in" svg:x="4.1909in" svg:y="0.0016in"><draw:image xlink:href="Pictures/200000160000027F000002144EDAB171.svm" xlink:type="simple" xlink:show="embed" xlink:actuate="onLoad"><text:p/></draw:image></draw:frame><draw:frame draw:style-name="gr17" draw:text-style-name="P40" svg:width="0.2488in" svg:height="0.213in" svg:x="2.5764in" svg:y="1.8118in"><draw:image xlink:href="Pictures/200000160000027200000214D508535C.svm" xlink:type="simple" xlink:show="embed" xlink:actuate="onLoad"><text:p/></draw:image></draw:frame><draw:frame draw:style-name="gr17" draw:text-style-name="P40" svg:width="0.2488in" svg:height="0.213in" svg:x="4.1512in" svg:y="1.8118in"><draw:image xlink:href="Pictures/200000160000027200000214516411E5.svm" xlink:type="simple" xlink:show="embed" xlink:actuate="onLoad"><text:p/></draw:image></draw:frame><draw:frame draw:style-name="gr17" draw:text-style-name="P40" svg:width="0.624in" svg:height="0.213in" svg:x="3.6917in" svg:y="1.1492in"><draw:image xlink:href="Pictures/2000002B00000619000002149950BC4A.svm" xlink:type="simple" xlink:show="embed" xlink:actuate="onLoad"><text:p/></draw:image></draw:frame><draw:frame draw:style-name="gr17" draw:text-style-name="P40" svg:width="0.626in" svg:height="0.213in" svg:x="4.9909in" svg:y="1.661in"><draw:image xlink:href="Pictures/2000002B000006200000021456A5FAA3.svm" xlink:type="simple" xlink:show="embed" xlink:actuate="onLoad"><text:p/></draw:image></draw:frame></draw:g></text:p>
      <text:p text:style-name="P22"/>
      <text:p text:style-name="P2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1"/>
      <text:p text:style-name="P20"/>
      <text:p text:style-name="P30"><text:span text:style-name="T16">Exercici </text:span><text:span text:style-name="T18">3</text:span>:<text:span text:style-name="T8"><text:tab/><text:tab/><text:tab/><text:tab/><text:tab/><text:tab/><text:tab/><text:tab/><text:tab/><text:tab/><text:tab/><text:tab/><text:tab/><text:tab/><text:tab/><text:tab/></text:span><text:span text:style-name="T11">1</text:span><text:span text:style-name="T9"> p</text:span></text:p>
      <text:p text:style-name="P25">Quins factors determinen la capacitat d’un condensador <text:span text:style-name="T20">i com influeixen</text:span>?</text:p>
      <text:p text:style-name="P15"/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pan text:style-name="T16">Exercici </text:span><text:span text:style-name="T18">4</text:span>:<text:span text:style-name="T8"><text:tab/><text:tab/><text:tab/><text:tab/><text:tab/><text:tab/><text:tab/><text:tab/><text:tab/><text:tab/><text:tab/><text:tab/><text:tab/><text:tab/><text:tab/><text:tab/></text:span><text:span text:style-name="T11">1</text:span><text:span text:style-name="T9"> p</text:span></text:p>
      <text:p text:style-name="P25">Quins factors determinen l<text:span text:style-name="T23">'</text:span>inductància d’una bobina <text:span text:style-name="T22">i com influeixen</text:span>?</text:p>
      <text:p text:style-name="P16"/>
      <text:p text:style-name="P16"/>
      <text:p text:style-name="P31"><text:span text:style-name="T16">Exercici </text:span><text:span text:style-name="T18">5</text:span>:<text:span text:style-name="T5"><text:tab/><text:tab/><text:tab/><text:tab/><text:tab/><text:tab/><text:tab/><text:tab/><text:tab/><text:tab/><text:tab/><text:tab/><text:tab/><text:tab/><text:tab/><text:tab/>4 p</text:span></text:p>
      <text:p text:style-name="P13"/>
      <text:p text:style-name="P14"><text:span text:style-name="T15">En el potenciómetre del circuit, el contacte mòbil es mou des de l’extrem esquerre, a l’extrem dret, produint una variació constant de la tensió de </text:span><text:span text:style-name="T15"><draw:frame draw:style-name="fr2" draw:name="Object7" text:anchor-type="as-char" svg:y="-0.2437in" svg:width="0.3374in" svg:height="0.3929in" draw:z-index="4"><draw:object xlink:href="./Object 7" xlink:type="simple" xlink:show="embed" xlink:actuate="onLoad"/><draw:image xlink:href="./ObjectReplacements/Object 7" xlink:type="simple" xlink:show="embed" xlink:actuate="onLoad"/></draw:frame></text:span><text:span text:style-name="T15">.</text:span></text:p>
      <text:p text:style-name="P14">La capacitat del condensador és de 1 mF.</text:p>
      <text:p text:style-name="P14"/>
      <text:list xml:id="list5282590542909882075" text:style-name="L16">
        <text:list-item>
          <text:p text:style-name="P32">Quina és la tensió del condensador <text:span text:style-name="T21">amb el contacte en l'extrem esquerre (abans d'</text:span>inicar-se el moviment del contacte mòbil<text:span text:style-name="T21">)</text:span>? <text:span text:style-name="T24">(0,5 p)</text:span></text:p>
          <text:p text:style-name="P33"/>
        </text:list-item>
        <text:list-item>
          <text:p text:style-name="P32">Quin és el corrent a través del condensado <text:span text:style-name="T21">amb el contacte en moviment? (0,5 p)</text:span></text:p>
        </text:list-item>
      </text:list>
      <text:p text:style-name="P14"><text:tab/></text:p>
      <text:list xml:id="list144053659985936" text:continue-numbering="true" text:style-name="L16">
        <text:list-item>
          <text:p text:style-name="P32">Indica la direcció del corrent <text:span text:style-name="T21">del condensador </text:span>en l’esquema. <text:span text:style-name="T24">(1,5 p)</text:span></text:p>
        </text:list-item>
      </text:list>
      <text:p text:style-name="P14"/>
      <text:list xml:id="list144054096969958" text:continue-numbering="true" text:style-name="L16">
        <text:list-item>
          <text:p text:style-name="P32">El condensador està carregant o descarregant-se? <text:span text:style-name="T19">Raona la teva resposta. (1,5 p)</text:span></text:p>
        </text:list-item>
      </text:list>
      <text:p text:style-name="P11"><draw:g text:anchor-type="paragraph" draw:z-index="21" draw:style-name="gr18"><draw:line draw:style-name="gr19" draw:text-style-name="P37" svg:x1="4.4854in" svg:y1="0.9524in" svg:x2="4.4854in" svg:y2="0.1976in"><text:p/></draw:line><draw:line draw:style-name="gr20" draw:text-style-name="P37" svg:x1="5.6559in" svg:y1="4.2961in" svg:x2="5.6559in" svg:y2="3.9024in"><text:p/></draw:line><draw:line draw:style-name="gr21" draw:text-style-name="P37" svg:x1="5.815in" svg:y1="4.1969in" svg:x2="5.815in" svg:y2="4in"><text:p/></draw:line><draw:line draw:style-name="gr22" draw:text-style-name="P37" svg:x1="3.9583in" svg:y1="4.0949in" svg:x2="5.6508in" svg:y2="4.0949in"><text:p/></draw:line><draw:line draw:style-name="gr23" draw:text-style-name="P37" svg:x1="3.9583in" svg:y1="4.0945in" svg:x2="3.961in" svg:y2="2.9197in"><text:p/></draw:line><draw:line draw:style-name="gr24" draw:text-style-name="P37" svg:x1="3.9713in" svg:y1="2.9185in" svg:x2="4.1681in" svg:y2="2.9185in"><text:p/></draw:line><draw:line draw:style-name="gr25" draw:text-style-name="P37" svg:x1="4.4831in" svg:y1="0.9488in" svg:x2="5.335in" svg:y2="0.9543in"><text:p/></draw:line><draw:line draw:style-name="gr26" draw:text-style-name="P37" svg:x1="4.7618in" svg:y1="2.9126in" svg:x2="6.3634in" svg:y2="2.9122in"><text:p/></draw:line><draw:line draw:style-name="gr27" draw:text-style-name="P37" svg:x1="5.4303in" svg:y1="0.9449in" svg:x2="6.3626in" svg:y2="0.9472in"><text:p/></draw:line><draw:custom-shape draw:style-name="gr28" draw:text-style-name="P37" svg:width="0.5925in" svg:height="0.2004in" svg:x="4.1697in" svg:y="2.8008in"><text:p/><draw:enhanced-geometry svg:viewBox="0 0 21600 21600" draw:type="rectangle" draw:enhanced-path="M 0 0 L 21600 0 21600 21600 0 21600 0 0 Z N"/></draw:custom-shape><draw:line draw:style-name="gr29" draw:text-style-name="P37" svg:x1="6.3591in" svg:y1="4.0945in" svg:x2="6.3709in" svg:y2="0.9449in"><text:p/></draw:line><draw:line draw:style-name="gr30" draw:text-style-name="P37" svg:x1="5.8091in" svg:y1="4.0949in" svg:x2="6.3567in" svg:y2="4.0933in"><text:p/></draw:line><draw:custom-shape draw:style-name="gr31" draw:text-style-name="P42" svg:width="0.3976in" svg:height="0.3953in" svg:x="5.1787in" svg:y="0.0008in"><text:p text:style-name="P41"><text:span text:style-name="T26">V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2" draw:text-style-name="P37" svg:x1="5.3752in" svg:y1="3.976in" svg:x2="4.7059in" svg:y2="3.976in"><text:p/></draw:line><draw:frame draw:style-name="gr33" draw:text-style-name="P43" svg:width="0.1614in" svg:height="0.1898in" svg:x="5.05in" svg:y="3.7654in"><draw:image xlink:href="Pictures/2000000F00000192000001D4E39C75A3.svm" xlink:type="simple" xlink:show="embed" xlink:actuate="onLoad"><text:p/></draw:image></draw:frame><draw:frame draw:style-name="gr34" draw:text-style-name="P44" svg:width="0.6524in" svg:height="0.1862in" svg:x="5.3508in" svg:y="3.6071in"><draw:image xlink:href="Pictures/2000002400000675000001D7E04263ED.svm" xlink:type="simple" xlink:show="embed" xlink:actuate="onLoad"><text:p/></draw:image></draw:frame><draw:line draw:style-name="gr35" draw:text-style-name="P37" svg:x1="5.1965in" svg:y1="0.211in" svg:x2="4.4882in" svg:y2="0.211in"><text:p/></draw:line><draw:custom-shape draw:style-name="gr36" draw:text-style-name="P37" svg:width="0.0803in" svg:height="0.0815in" draw:transform="rotate (-1.5707963267949) translate (4.5066437007874in 0.906944444444444in)"><text:p/>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7" draw:text-style-name="P37" svg:width="0.0795in" svg:height="0.0815in" draw:transform="rotate (1.5707963267949) translate (6.30277777777778in 0.984421478565179in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8" draw:text-style-name="P37" svg:x1="6.3429in" svg:y1="0.1976in" svg:x2="5.5555in" svg:y2="0.1976in"><text:p/></draw:line><draw:line draw:style-name="gr39" draw:text-style-name="P37" svg:x1="5.3539in" svg:y1="0.7618in" svg:x2="5.3539in" svg:y2="1.1555in"><text:p/></draw:line><draw:line draw:style-name="gr40" draw:text-style-name="P37" svg:x1="5.4331in" svg:y1="0.7618in" svg:x2="5.4331in" svg:y2="1.1555in"><text:p/></draw:line><draw:line draw:style-name="gr41" draw:text-style-name="P37" svg:x1="4.1972in" svg:y1="3.0929in" svg:x2="4.739in" svg:y2="2.6413in"><text:p/></draw:line><draw:frame draw:style-name="gr42" draw:text-style-name="P44" svg:width="0.7335in" svg:height="0.1886in" svg:x="4.1437in" svg:y="3.139in"><draw:image xlink:href="Pictures/2000002400000735000001D412B5213F.svm" xlink:type="simple" xlink:show="embed" xlink:actuate="onLoad"><text:p/></draw:image></draw:frame><draw:frame draw:style-name="gr43" draw:text-style-name="P44" svg:width="0.2016in" svg:height="0.187in" svg:x="5.3098in" svg:y="0.4744in"><draw:image xlink:href="Pictures/2000000F000001FB000001D47B95DDAA.svm" xlink:type="simple" xlink:show="embed" xlink:actuate="onLoad"><text:p/></draw:image></draw:frame><draw:line draw:style-name="gr44" draw:text-style-name="P37" svg:x1="4.4854in" svg:y1="2.0024in" svg:x2="4.4854in" svg:y2="2.7677in"><text:p/></draw:line><draw:line draw:style-name="gr45" draw:text-style-name="P37" svg:x1="6.3449in" svg:y1="0.9441in" svg:x2="6.3449in" svg:y2="0.2039in"><text:p/></draw:line><draw:custom-shape draw:style-name="gr46" draw:text-style-name="P42" svg:width="0.3969in" svg:height="0.3953in" svg:x="4.2736in" svg:y="1.6154in"><text:p text:style-name="P41"><text:span text:style-name="T26">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7" draw:text-style-name="P45" svg:x1="3.9776in" svg:y1="2.6319in" svg:x2="4.3319in" svg:y2="2.6319in"><text:p/></draw:line><draw:frame draw:style-name="gr48" draw:text-style-name="P46" svg:width="1.3398in" svg:height="0.4831in" svg:x="2.7571in" svg:y="2.3563in"><draw:text-box><text:p text:style-name="P38"><text:span text:style-name="T27">Moviment cap a la dreta</text:span></text:p></draw:text-box></draw:frame><draw:line draw:style-name="gr49" draw:text-style-name="P37" svg:x1="4.4882in" svg:y1="0.9685in" svg:x2="4.4882in" svg:y2="1.6083in"><text:p/></draw:line><draw:custom-shape draw:style-name="gr50" draw:text-style-name="P37" svg:width="0.0787in" svg:height="0.0787in" svg:x="4.4555in" svg:y="2.728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1"/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7"/>
      <text:p text:style-name="P17"/>
      <text:p text:style-name="P17"/>
      <text:p text:style-name="P17"/>
      <text:p text:style-name="P17"><text:span text:style-name="T7">Puntuació màxima 1</text:span><text:span text:style-name="T12">2</text:span><text:span text:style-name="T7"> 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font-name="Tahoma" fo:font-size="13pt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24dca1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7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3</text:span><text:span text:style-name="MT3">-2</text:span><text:span text:style-name="MT4">4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E</text:span></text:p>
            </table:table-cell>
            <table:table-cell table:style-name="Table1.A1" office:value-type="string">
              <text:p text:style-name="MP4">Grup:<text:span text:style-name="MT5">MAP33B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5">Data:<text:span text:style-name="MT6">04/12/23</text:span></text:p>
            </table:table-cell>
          </table:table-row>
        </table:table>
        <text:p text:style-name="MP6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3-12-02T14:40:53.030313385</dc:date>
    <meta:editing-duration>PT3H11M16S</meta:editing-duration>
    <meta:editing-cycles>31</meta:editing-cycles>
    <meta:document-statistic meta:table-count="1" meta:image-count="1" meta:object-count="11" meta:page-count="4" meta:paragraph-count="32" meta:word-count="185" meta:character-count="1264" meta:non-whitespace-character-count="946"/>
  </office:meta>
</office:document-meta>
</file>

<file path=Object 1/content.xml><?xml version="1.0" encoding="utf-8"?>
<math xmlns="http://www.w3.org/1998/Math/MathML" display="block">
  <semantics>
    <mrow>
      <mrow>
        <msub>
          <mi>R</mi>
          <mn>1</mn>
        </msub>
        <mo stretchy="false">=</mo>
        <mn>1</mn>
      </mrow>
      <mi>Ω</mi>
    </mrow>
    <annotation encoding="StarMath 5.0">R rsub 1 = 1Ω </annotation>
  </semantics>
</math>
</file>

<file path=Object 10/content.xml><?xml version="1.0" encoding="utf-8"?>
<math xmlns="http://www.w3.org/1998/Math/MathML" display="block">
  <semantics>
    <msub>
      <mi>I</mi>
      <mi>b</mi>
    </msub>
    <annotation encoding="StarMath 5.0">I rsub {b}</annotation>
  </semantics>
</math>
</file>

<file path=Object 11/content.xml><?xml version="1.0" encoding="utf-8"?>
<math xmlns="http://www.w3.org/1998/Math/MathML" display="block">
  <semantics>
    <msub>
      <mi>I</mi>
      <mi>c</mi>
    </msub>
    <annotation encoding="StarMath 5.0">I rsub {c}</annotation>
  </semantics>
</math>
</file>

<file path=Object 2/content.xml><?xml version="1.0" encoding="utf-8"?>
<math xmlns="http://www.w3.org/1998/Math/MathML" display="block">
  <semantics>
    <mrow>
      <mrow>
        <msub>
          <mi>R</mi>
          <mn>6</mn>
        </msub>
        <mo stretchy="false">=</mo>
        <mn>6</mn>
      </mrow>
      <mi>Ω</mi>
    </mrow>
    <annotation encoding="StarMath 5.0">R rsub 6 = 6Ω </annotation>
  </semantics>
</math>
</file>

<file path=Object 20/content.xml><?xml version="1.0" encoding="utf-8"?>
<math xmlns="http://www.w3.org/1998/Math/MathML" display="block">
  <semantics>
    <msub>
      <mi>I</mi>
      <mi>f</mi>
    </msub>
    <annotation encoding="StarMath 5.0">I rsub {f}</annotation>
  </semantics>
</math>
</file>

<file path=Object 3/content.xml><?xml version="1.0" encoding="utf-8"?>
<math xmlns="http://www.w3.org/1998/Math/MathML" display="block">
  <semantics>
    <mrow>
      <mrow>
        <msub>
          <mi>R</mi>
          <mn>1</mn>
        </msub>
        <mo stretchy="false">=</mo>
        <mn>1</mn>
      </mrow>
      <mi>Ω</mi>
    </mrow>
    <annotation encoding="StarMath 5.0">R rsub 1 = 1Ω </annotation>
  </semantics>
</math>
</file>

<file path=Object 4/content.xml><?xml version="1.0" encoding="utf-8"?>
<math xmlns="http://www.w3.org/1998/Math/MathML" display="block">
  <semantics>
    <mrow>
      <mrow>
        <msub>
          <mi>R</mi>
          <mn>5</mn>
        </msub>
        <mo stretchy="false">=</mo>
        <mn>5</mn>
      </mrow>
      <mi>Ω</mi>
    </mrow>
    <annotation encoding="StarMath 5.0">R rsub 5 = 5Ω </annotation>
  </semantics>
</math>
</file>

<file path=Object 5/content.xml><?xml version="1.0" encoding="utf-8"?>
<math xmlns="http://www.w3.org/1998/Math/MathML" display="block">
  <semantics>
    <msub>
      <mi>I</mi>
      <mi>d</mi>
    </msub>
    <annotation encoding="StarMath 5.0">I rsub {d}</annotation>
  </semantics>
</math>
</file>

<file path=Object 6/content.xml><?xml version="1.0" encoding="utf-8"?>
<math xmlns="http://www.w3.org/1998/Math/MathML" display="block">
  <semantics>
    <msub>
      <mi>I</mi>
      <mi>e</mi>
    </msub>
    <annotation encoding="StarMath 5.0">I rsub {e}</annotation>
  </semantics>
</math>
</file>

<file path=Object 7/content.xml><?xml version="1.0" encoding="utf-8"?>
<math xmlns="http://www.w3.org/1998/Math/MathML" display="block">
  <semantics>
    <mrow>
      <mn>1</mn>
      <mfrac>
        <mi>V</mi>
        <mi>s</mi>
      </mfrac>
    </mrow>
    <annotation encoding="StarMath 5.0">1 V over s</annotation>
  </semantics>
</math>
</file>

<file path=Object 9/content.xml><?xml version="1.0" encoding="utf-8"?>
<math xmlns="http://www.w3.org/1998/Math/MathML" display="block">
  <semantics>
    <msub>
      <mi>I</mi>
      <mi>a</mi>
    </msub>
    <annotation encoding="StarMath 5.0">I rsub a</annotation>
  </semantics>
</math>
</file>